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ja, poślij mnie!</text:span><text:span text:style-name="T1"><text:line-break/></text:span><text:span text:style-name="T1">Dotknij ogniem</text:span><text:span text:style-name="T1"><text:line-break/></text:span><text:span text:style-name="T1">moich warg.</text:span><text:span text:style-name="T1"><text:line-break/></text:span><text:span text:style-name="T1">Powiedz, Panie,</text:span><text:span text:style-name="T1"><text:line-break/></text:span><text:span text:style-name="T1">czego chcesz,</text:span><text:span text:style-name="T1"><text:line-break/></text:span><text:span text:style-name="T1">a moją rozkoszą</text:span><text:span text:style-name="T1"><text:line-break/></text:span><text:span text:style-name="T1">będzie być posłuszn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Daj mi</text:span><text:span text:style-name="T1"><text:line-break/></text:span><text:span text:style-name="T1">Twego Ducha,</text:span><text:span text:style-name="T1"><text:line-break/></text:span><text:span text:style-name="T1">abym mógł</text:span><text:span text:style-name="T1"><text:line-break/></text:span><text:span text:style-name="T1">stać się chlebem,</text:span><text:span text:style-name="T1"><text:line-break/></text:span><text:span text:style-name="T1">abym stał się winem,</text:span><text:span text:style-name="T1"><text:line-break/></text:span><text:span text:style-name="T1">abym gasił</text:span><text:span text:style-name="T1"><text:line-break/></text:span><text:span text:style-name="T1">Twe pragni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ja, poślij mnie!</text:span><text:span text:style-name="T1"><text:line-break/></text:span><text:span text:style-name="T1">Dotknij ogniem</text:span><text:span text:style-name="T1"><text:line-break/></text:span><text:span text:style-name="T1">moich warg.</text:span><text:span text:style-name="T1"><text:line-break/></text:span><text:span text:style-name="T1">Powiedz, Panie,</text:span><text:span text:style-name="T1"><text:line-break/></text:span><text:span text:style-name="T1">czego chcesz,</text:span><text:span text:style-name="T1"><text:line-break/></text:span><text:span text:style-name="T1">a moją rozkoszą</text:span><text:span text:style-name="T1"><text:line-break/></text:span><text:span text:style-name="T1">będzie być posłuszn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Nie chcę Ci</text:span><text:span text:style-name="T1"><text:line-break/></text:span><text:span text:style-name="T1">już mówić</text:span><text:span text:style-name="T1"><text:line-break/></text:span><text:span text:style-name="T1">o moich potrzebach.</text:span><text:span text:style-name="T1"><text:line-break/></text:span><text:span text:style-name="T1">Panie,</text:span><text:span text:style-name="T1"><text:line-break/></text:span><text:span text:style-name="T1">Ty wiesz wszystko,</text:span><text:span text:style-name="T1"><text:line-break/></text:span><text:span text:style-name="T1">Objaw mi</text:span><text:span text:style-name="T1"><text:line-break/></text:span><text:span text:style-name="T1">Twe pragnie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ja, poślij mnie!</text:span><text:span text:style-name="T1"><text:line-break/></text:span><text:span text:style-name="T1">Dotknij ogniem</text:span><text:span text:style-name="T1"><text:line-break/></text:span><text:span text:style-name="T1">moich warg.</text:span><text:span text:style-name="T1"><text:line-break/></text:span><text:span text:style-name="T1">Powiedz, Panie,</text:span><text:span text:style-name="T1"><text:line-break/></text:span><text:span text:style-name="T1">czego chcesz,</text:span><text:span text:style-name="T1"><text:line-break/></text:span><text:span text:style-name="T1">a moją rozkoszą</text:span><text:span text:style-name="T1"><text:line-break/></text:span><text:span text:style-name="T1">będzie być posłuszn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7:35:34</meta:creation-date>
    <dc:date>2013-06-25T19:32:15.55</dc:date>
    <dc:language>pl-PL</dc:language>
    <meta:editing-cycles>7</meta:editing-cycles>
    <meta:editing-duration>PT35M26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